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2"/>
        <table:table-column table:style-name="co9" table:default-cell-style-name="ce2"/>
        <table:table-column table:style-name="co3" table:default-cell-style-name="ce14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YAHOO</text:p>
          </table:table-cell>
          <table:table-cell table:style-name="ce17" table:formula="of:=VLOOKUP([.B3];['Meta Data'.A5:.B6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9.43" calcext:value-type="float">
            <text:p>139.43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44.11" calcext:value-type="float">
            <text:p>44.11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130.58" calcext:value-type="float">
            <text:p>130.5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93.3" calcext:value-type="float">
            <text:p>93.3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446" calcext:value-type="float">
            <text:p>1446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82.36002" calcext:value-type="float">
            <text:p>382.3600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29.515" calcext:value-type="float">
            <text:p>29.51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91.49" calcext:value-type="float">
            <text:p>91.4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9.45" calcext:value-type="float">
            <text:p>139.4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44.19" calcext:value-type="float">
            <text:p>44.19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127.28" calcext:value-type="float">
            <text:p>127.2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93.98" calcext:value-type="float">
            <text:p>93.9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446.5" calcext:value-type="float">
            <text:p>1446.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29.675" calcext:value-type="float">
            <text:p>29.67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92.41" calcext:value-type="float">
            <text:p>92.4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0.7200012" calcext:value-type="float">
            <text:p>0.7200012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72999954" calcext:value-type="float">
            <text:p>0.72999954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3.880005" calcext:value-type="float">
            <text:p>-3.880005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5499954" calcext:value-type="float">
            <text:p>0.5499954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2" calcext:value-type="float">
            <text:p>2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2.82" calcext:value-type="float">
            <text:p>-2.82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949997" calcext:value-type="float">
            <text:p>-0.1949997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66000366" calcext:value-type="float">
            <text:p>0.6600036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2-06-01" calcext:value-type="string">
            <text:p>2022-06-01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2-06-01" calcext:value-type="string">
            <text:p>2022-06-01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2-06-02" calcext:value-type="string">
            <text:p>2022-06-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6:00:05" calcext:value-type="string">
            <text:p>16:00:05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7:11:10" calcext:value-type="string">
            <text:p>17:11:1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35:00" calcext:value-type="string">
            <text:p>17:35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0" calcext:value-type="string">
            <text:p>15:15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6:27" calcext:value-type="string">
            <text:p>08:06:27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29:49" calcext:value-type="string">
            <text:p>16:29:49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03" calcext:value-type="string">
            <text:p>17:36:0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0.5163891" calcext:value-type="float">
            <text:p>0.5163891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1.6549524" calcext:value-type="float">
            <text:p>1.6549524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2.9713623" calcext:value-type="float">
            <text:p>-2.9713623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5894913" calcext:value-type="float">
            <text:p>0.5894913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13831259" calcext:value-type="float">
            <text:p>0.13831259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73752482" calcext:value-type="float">
            <text:p>-0.73752482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66068" calcext:value-type="float">
            <text:p>-0.66068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7213943" calcext:value-type="float">
            <text:p>0.721394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6.85" calcext:value-type="float">
            <text:p>136.85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43.9411" calcext:value-type="float">
            <text:p>43.9411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125.96" calcext:value-type="float">
            <text:p>125.9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92.78" calcext:value-type="float">
            <text:p>92.7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426.5" calcext:value-type="float">
            <text:p>1426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29.34" calcext:value-type="float">
            <text:p>29.34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92.15" calcext:value-type="float">
            <text:p>92.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40.29" calcext:value-type="float">
            <text:p>140.29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44.88" calcext:value-type="float">
            <text:p>44.88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127.6776" calcext:value-type="float">
            <text:p>127.6776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94" calcext:value-type="float">
            <text:p>94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454.5" calcext:value-type="float">
            <text:p>1454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29.8" calcext:value-type="float">
            <text:p>29.8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92.41" calcext:value-type="float">
            <text:p>92.4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0.15" calcext:value-type="float">
            <text:p>140.15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44.84" calcext:value-type="float">
            <text:p>44.84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126.7" calcext:value-type="float">
            <text:p>126.7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93.85" calcext:value-type="float">
            <text:p>93.85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448" calcext:value-type="float">
            <text:p>1448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79.54" calcext:value-type="float">
            <text:p>379.54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9.32" calcext:value-type="float">
            <text:p>29.32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2.15" calcext:value-type="float">
            <text:p>92.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0.2" calcext:value-type="float">
            <text:p>140.2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44.59" calcext:value-type="float">
            <text:p>44.59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126.8" calcext:value-type="float">
            <text:p>126.8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93.69" calcext:value-type="float">
            <text:p>93.69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29.395" calcext:value-type="float">
            <text:p>29.39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91.99" calcext:value-type="float">
            <text:p>91.9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46.11855" calcext:value-type="float">
            <text:p>146.1185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8.42" calcext:value-type="float">
            <text:p>58.42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1.6" calcext:value-type="float">
            <text:p>141.6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9.74" calcext:value-type="float">
            <text:p>129.74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817" calcext:value-type="float">
            <text:p>1817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442.63" calcext:value-type="float">
            <text:p>442.63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3.40775" calcext:value-type="float">
            <text:p>33.40775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01.84" calcext:value-type="float">
            <text:p>101.8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9.96" calcext:value-type="float">
            <text:p>139.96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44.6" calcext:value-type="float">
            <text:p>44.6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126.84" calcext:value-type="float">
            <text:p>126.84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93.69" calcext:value-type="float">
            <text:p>93.69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29.425" calcext:value-type="float">
            <text:p>29.42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92.24" calcext:value-type="float">
            <text:p>92.2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4.56" calcext:value-type="float">
            <text:p>114.56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0.31" calcext:value-type="float">
            <text:p>40.3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100" calcext:value-type="float">
            <text:p>100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6.81" calcext:value-type="float">
            <text:p>86.81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25.5" calcext:value-type="float">
            <text:p>1225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360.79" calcext:value-type="float">
            <text:p>360.79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6934" calcext:value-type="float">
            <text:p>25.6934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83.36" calcext:value-type="float">
            <text:p>83.3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5619240960" calcext:value-type="float">
            <text:p>12561924096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83350755328" calcext:value-type="float">
            <text:p>183350755328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35638554624" calcext:value-type="float">
            <text:p>35638554624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10703583232" calcext:value-type="float">
            <text:p>110703583232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059768885248" calcext:value-type="float">
            <text:p>3059768885248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2200" calcext:value-type="float">
            <text:p>22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900" calcext:value-type="float">
            <text:p>9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3674393" calcext:value-type="float">
            <text:p>3674393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31154325" calcext:value-type="float">
            <text:p>31154325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85363524" calcext:value-type="float">
            <text:p>85363524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273272" calcext:value-type="float">
            <text:p>1273272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3843600" calcext:value-type="float">
            <text:p>38436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32582" calcext:value-type="float">
            <text:p>32582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2613" calcext:value-type="float">
            <text:p>261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944519" calcext:value-type="float">
            <text:p>4944519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34777720" calcext:value-type="float">
            <text:p>34777720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50555257" calcext:value-type="float">
            <text:p>150555257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654451" calcext:value-type="float">
            <text:p>2654451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864223" calcext:value-type="float">
            <text:p>4864223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77118" calcext:value-type="float">
            <text:p>77118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432" calcext:value-type="float">
            <text:p>243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008928" calcext:value-type="float">
            <text:p>1.008928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604017" calcext:value-type="float">
            <text:p>0.604017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696292" calcext:value-type="float">
            <text:p>0.696292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1.027932" calcext:value-type="float">
            <text:p>1.027932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982224" calcext:value-type="float">
            <text:p>0.982224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089" calcext:value-type="float">
            <text:p>6.08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6.023" calcext:value-type="float">
            <text:p>6.023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6.1" calcext:value-type="float">
            <text:p>6.1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203" calcext:value-type="float">
            <text:p>4.203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95.408" calcext:value-type="float">
            <text:p>95.408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3.016914" calcext:value-type="float">
            <text:p>23.016914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7.444795" calcext:value-type="float">
            <text:p>7.444795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20.770493" calcext:value-type="float">
            <text:p>20.770493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2.329288" calcext:value-type="float">
            <text:p>22.329288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5.176925" calcext:value-type="float">
            <text:p>15.176925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4.4123325" calcext:value-type="float">
            <text:p>4.4123325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" calcext:value-type="float">
            <text:p>6.60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46" calcext:value-type="float">
            <text:p>1.46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95" calcext:value-type="float">
            <text:p>1.9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52" calcext:value-type="float">
            <text:p>52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float" office:value="0" calcext:value-type="float">
            <text:p>0.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73" calcext:value-type="float">
            <text:p>0.0473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32899998" calcext:value-type="float">
            <text:p>0.0329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60500003" calcext:value-type="float">
            <text:p>0.0605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21" calcext:value-type="float">
            <text:p>0.021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367" calcext:value-type="float">
            <text:p>0.0367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float" office:value="0.0234" calcext:value-type="float">
            <text:p>0.0234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float" office:value="0.018099999" calcext:value-type="float">
            <text:p>0.0181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2-05-09" calcext:value-type="string">
            <text:p>2022-05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2-05-05" calcext:value-type="string">
            <text:p>2022-05-05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2-06-01" calcext:value-type="string">
            <text:p>2022-06-01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2-05-19" calcext:value-type="string">
            <text:p>2022-05-19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2-03-30" calcext:value-type="string">
            <text:p>2022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1.1949" calcext:value-type="float">
            <text:p>1.1949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2338" calcext:value-type="float">
            <text:p>0.2338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2551999" calcext:value-type="float">
            <text:p>1.2551999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4394" calcext:value-type="float">
            <text:p>0.4394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662" calcext:value-type="float">
            <text:p>0.3662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float" office:value="4088999936" calcext:value-type="float">
            <text:p>4088999936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8122200064" calcext:value-type="float">
            <text:p>28122200064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179580032" calcext:value-type="float">
            <text:p>1179580032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113100032" calcext:value-type="float">
            <text:p>2113100032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float" office:value="897897291" calcext:value-type="float">
            <text:p>897897291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float" office:value="4084706550" calcext:value-type="float">
            <text:p>4084706550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float" office:value="25221259347" calcext:value-type="float">
            <text:p>25221259347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float" office:value="1037925680" calcext:value-type="float">
            <text:p>1037925680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float" office:value="2044709168" calcext:value-type="float">
            <text:p>2044709168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C060.DE" calcext:value-type="string">
            <text:p>C060.DE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NYQ" calcext:value-type="string">
            <text:p>NYQ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NMS" calcext:value-type="string">
            <text:p>NMS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X" calcext:value-type="string">
            <text:p>JPX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NAS" calcext:value-type="string">
            <text:p>NAS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GER" calcext:value-type="string">
            <text:p>GE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Lyxor STOXX Europe 600 UCITS ETF" calcext:value-type="string">
            <text:p>Lyxor STOXX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Europe/Berlin" calcext:value-type="string">
            <text:p>Europe/Berlin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.TA" calcext:value-type="string">
            <text:p>DELT.TA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float" office:value="0.85305" calcext:value-type="float">
            <text:p>0.85305</text:p>
          </table:table-cell>
          <table:table-cell table:style-name="ce5"/>
          <table:table-cell table:style-name="ce19" table:formula="of:=IF([.G$45]=0;&quot;&quot;;COM.FINANCIALS.GETINFO.PYTHON.FINANCIALSIMPL.GETREALTIME([.G$45];[.$C4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48];[.$B$3]))" office:value-type="float" office:value="14340.47" calcext:value-type="float">
            <text:p>14340.47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float" office:value="4101.23" calcext:value-type="float">
            <text:p>4101.23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8];[.$B$3]))" office:value-type="float" office:value="19510" calcext:value-type="float">
            <text:p>195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float" office:value="0.85303" calcext:value-type="float">
            <text:p>0.85303</text:p>
          </table:table-cell>
          <table:table-cell table:style-name="ce5"/>
          <table:table-cell table:style-name="ce19" table:formula="of:=IF([.G$45]=0;&quot;&quot;;COM.FINANCIALS.GETINFO.PYTHON.FINANCIALSIMPL.GETREALTIME([.G$45];[.$C49];[.$B$3]))" office:value-type="float" office:value="10.01" calcext:value-type="float">
            <text:p>10.01</text:p>
          </table:table-cell>
          <table:table-cell table:style-name="ce5"/>
          <table:table-cell table:style-name="ce19" table:formula="of:=IF([.I$45]=0;&quot;&quot;;COM.FINANCIALS.GETINFO.PYTHON.FINANCIALSIMPL.GETREALTIME([.I$45];[.$C49];[.$B$3]))" office:value-type="float" office:value="14394.36" calcext:value-type="float">
            <text:p>14394.36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float" office:value="4095.41" calcext:value-type="float">
            <text:p>4095.41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9];[.$B$3]))" office:value-type="float" office:value="19510" calcext:value-type="float">
            <text:p>195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float" office:value="0.001760006" calcext:value-type="float">
            <text:p>0.001760006</text:p>
          </table:table-cell>
          <table:table-cell table:style-name="ce5"/>
          <table:table-cell table:style-name="ce19" table:formula="of:=IF([.G$45]=0;&quot;&quot;;COM.FINANCIALS.GETINFO.PYTHON.FINANCIALSIMPL.GETREALTIME([.G$45];[.$C50];[.$B$3]))" office:value-type="float" office:value="-0.020000458" calcext:value-type="float">
            <text:p>-0.020000458</text:p>
          </table:table-cell>
          <table:table-cell table:style-name="ce5"/>
          <table:table-cell table:style-name="ce19" table:formula="of:=IF([.I$45]=0;&quot;&quot;;COM.FINANCIALS.GETINFO.PYTHON.FINANCIALSIMPL.GETREALTIME([.I$45];[.$C50];[.$B$3]))" office:value-type="float" office:value="144.7002" calcext:value-type="float">
            <text:p>144.7002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float" office:value="75.58984" calcext:value-type="float">
            <text:p>75.5898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0];[.$B$3]))" office:value-type="float" office:value="-810" calcext:value-type="float">
            <text:p>-8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G$45]=0;&quot;&quot;;COM.FINANCIALS.GETINFO.PYTHON.FINANCIALSIMPL.GETREALTIME([.G$45];[.$C5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I$45]=0;&quot;&quot;;COM.FINANCIALS.GETINFO.PYTHON.FINANCIALSIMPL.GETREALTIME([.I$45];[.$C51];[.$B$3]))" office:value-type="string" office:string-value="2022-06-02" calcext:value-type="string">
            <text:p>2022-06-02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2022-06-02" calcext:value-type="string">
            <text:p>2022-06-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2022-06-02" calcext:value-type="string">
            <text:p>2022-06-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21:17:37" calcext:value-type="string">
            <text:p>21:17:37</text:p>
          </table:table-cell>
          <table:table-cell table:style-name="ce5"/>
          <table:table-cell table:style-name="ce19" table:formula="of:=IF([.G$45]=0;&quot;&quot;;COM.FINANCIALS.GETINFO.PYTHON.FINANCIALSIMPL.GETREALTIME([.G$45];[.$C52];[.$B$3]))" office:value-type="string" office:string-value="16:00:04" calcext:value-type="string">
            <text:p>16:00:04</text:p>
          </table:table-cell>
          <table:table-cell table:style-name="ce5"/>
          <table:table-cell table:style-name="ce19" table:formula="of:=IF([.I$45]=0;&quot;&quot;;COM.FINANCIALS.GETINFO.PYTHON.FINANCIALSIMPL.GETREALTIME([.I$45];[.$C52];[.$B$3]))" office:value-type="string" office:string-value="17:55:00" calcext:value-type="string">
            <text:p>17:55:00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16:17:44" calcext:value-type="string">
            <text:p>16:17:4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17:24:01" calcext:value-type="string">
            <text:p>17:24:01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float" office:value="0.2063192" calcext:value-type="float">
            <text:p>0.2063192</text:p>
          </table:table-cell>
          <table:table-cell table:style-name="ce5"/>
          <table:table-cell table:style-name="ce19" table:formula="of:=IF([.G$45]=0;&quot;&quot;;COM.FINANCIALS.GETINFO.PYTHON.FINANCIALSIMPL.GETREALTIME([.G$45];[.$C53];[.$B$3]))" office:value-type="float" office:value="-0.19960536" calcext:value-type="float">
            <text:p>-0.19960536</text:p>
          </table:table-cell>
          <table:table-cell table:style-name="ce5"/>
          <table:table-cell table:style-name="ce19" table:formula="of:=IF([.I$45]=0;&quot;&quot;;COM.FINANCIALS.GETINFO.PYTHON.FINANCIALSIMPL.GETREALTIME([.I$45];[.$C53];[.$B$3]))" office:value-type="float" office:value="1.0090339" calcext:value-type="float">
            <text:p>1.0090339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float" office:value="1.8431017" calcext:value-type="float">
            <text:p>1.843101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3];[.$B$3]))" office:value-type="float" office:value="-4.1517172" calcext:value-type="float">
            <text:p>-4.151717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float" office:value="0.8508" calcext:value-type="float">
            <text:p>0.8508</text:p>
          </table:table-cell>
          <table:table-cell table:style-name="ce5"/>
          <table:table-cell table:style-name="ce19" table:formula="of:=IF([.G$45]=0;&quot;&quot;;COM.FINANCIALS.GETINFO.PYTHON.FINANCIALSIMPL.GETREALTIME([.G$45];[.$C54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5]=0;&quot;&quot;;COM.FINANCIALS.GETINFO.PYTHON.FINANCIALSIMPL.GETREALTIME([.I$45];[.$C54];[.$B$3]))" office:value-type="float" office:value="14393.04" calcext:value-type="float">
            <text:p>14393.04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float" office:value="4074.37" calcext:value-type="float">
            <text:p>4074.3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4];[.$B$3]))" office:value-type="float" office:value="18650" calcext:value-type="float">
            <text:p>186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float" office:value="0.85498" calcext:value-type="float">
            <text:p>0.85498</text:p>
          </table:table-cell>
          <table:table-cell table:style-name="ce5"/>
          <table:table-cell table:style-name="ce19" table:formula="of:=IF([.G$45]=0;&quot;&quot;;COM.FINANCIALS.GETINFO.PYTHON.FINANCIALSIMPL.GETREALTIME([.G$45];[.$C55];[.$B$3]))" office:value-type="float" office:value="12.1" calcext:value-type="float">
            <text:p>12.1</text:p>
          </table:table-cell>
          <table:table-cell table:style-name="ce5"/>
          <table:table-cell table:style-name="ce19" table:formula="of:=IF([.I$45]=0;&quot;&quot;;COM.FINANCIALS.GETINFO.PYTHON.FINANCIALSIMPL.GETREALTIME([.I$45];[.$C55];[.$B$3]))" office:value-type="float" office:value="14492.78" calcext:value-type="float">
            <text:p>14492.78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float" office:value="4177.51" calcext:value-type="float">
            <text:p>4177.51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5];[.$B$3]))" office:value-type="float" office:value="19800" calcext:value-type="float">
            <text:p>198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float" office:value="0.85481" calcext:value-type="float">
            <text:p>0.85481</text:p>
          </table:table-cell>
          <table:table-cell table:style-name="ce5"/>
          <table:table-cell table:style-name="ce19" table:formula="of:=IF([.G$45]=0;&quot;&quot;;COM.FINANCIALS.GETINFO.PYTHON.FINANCIALSIMPL.GETREALTIME([.G$45];[.$C56];[.$B$3]))" office:value-type="float" office:value="10" calcext:value-type="float">
            <text:p>10</text:p>
          </table:table-cell>
          <table:table-cell table:style-name="ce5"/>
          <table:table-cell table:style-name="ce19" table:formula="of:=IF([.I$45]=0;&quot;&quot;;COM.FINANCIALS.GETINFO.PYTHON.FINANCIALSIMPL.GETREALTIME([.I$45];[.$C56];[.$B$3]))" office:value-type="float" office:value="14485.17" calcext:value-type="float">
            <text:p>14485.17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float" office:value="4176.82" calcext:value-type="float">
            <text:p>4176.8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6];[.$B$3]))" office:value-type="float" office:value="18700" calcext:value-type="float">
            <text:p>187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float" office:value="0.85488" calcext:value-type="float">
            <text:p>0.85488</text:p>
          </table:table-cell>
          <table:table-cell table:style-name="ce5"/>
          <table:table-cell table:style-name="ce19" table:formula="of:=IF([.G$45]=0;&quot;&quot;;COM.FINANCIALS.GETINFO.PYTHON.FINANCIALSIMPL.GETREALTIME([.G$45];[.$C57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5]=0;&quot;&quot;;COM.FINANCIALS.GETINFO.PYTHON.FINANCIALSIMPL.GETREALTIME([.I$45];[.$C57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float" office:value="4137.89" calcext:value-type="float">
            <text:p>4137.8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7];[.$B$3]))" office:value-type="float" office:value="19580" calcext:value-type="float">
            <text:p>195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float" office:value="0.86691" calcext:value-type="float">
            <text:p>0.86691</text:p>
          </table:table-cell>
          <table:table-cell table:style-name="ce5"/>
          <table:table-cell table:style-name="ce19" table:formula="of:=IF([.G$45]=0;&quot;&quot;;COM.FINANCIALS.GETINFO.PYTHON.FINANCIALSIMPL.GETREALTIME([.G$45];[.$C58];[.$B$3]))" office:value-type="float" office:value="12.1" calcext:value-type="float">
            <text:p>12.1</text:p>
          </table:table-cell>
          <table:table-cell table:style-name="ce5"/>
          <table:table-cell table:style-name="ce19" table:formula="of:=IF([.I$45]=0;&quot;&quot;;COM.FINANCIALS.GETINFO.PYTHON.FINANCIALSIMPL.GETREALTIME([.I$45];[.$C58];[.$B$3]))" office:value-type="float" office:value="16290.19" calcext:value-type="float">
            <text:p>16290.19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float" office:value="4818.62" calcext:value-type="float">
            <text:p>4818.6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8];[.$B$3]))" office:value-type="float" office:value="22800" calcext:value-type="float">
            <text:p>228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float" office:value="0.85497" calcext:value-type="float">
            <text:p>0.85497</text:p>
          </table:table-cell>
          <table:table-cell table:style-name="ce5"/>
          <table:table-cell table:style-name="ce19" table:formula="of:=IF([.G$45]=0;&quot;&quot;;COM.FINANCIALS.GETINFO.PYTHON.FINANCIALSIMPL.GETREALTIME([.G$45];[.$C5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I$45]=0;&quot;&quot;;COM.FINANCIALS.GETINFO.PYTHON.FINANCIALSIMPL.GETREALTIME([.I$45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float" office:value="4208.33" calcext:value-type="float">
            <text:p>4208.33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9];[.$B$3]))" office:value-type="float" office:value="19590" calcext:value-type="float">
            <text:p>1959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float" office:value="0.82036" calcext:value-type="float">
            <text:p>0.82036</text:p>
          </table:table-cell>
          <table:table-cell table:style-name="ce5"/>
          <table:table-cell table:style-name="ce19" table:formula="of:=IF([.G$45]=0;&quot;&quot;;COM.FINANCIALS.GETINFO.PYTHON.FINANCIALSIMPL.GETREALTIME([.G$45];[.$C60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5]=0;&quot;&quot;;COM.FINANCIALS.GETINFO.PYTHON.FINANCIALSIMPL.GETREALTIME([.I$45];[.$C60];[.$B$3]))" office:value-type="float" office:value="12438.85" calcext:value-type="float">
            <text:p>12438.85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float" office:value="3810.32" calcext:value-type="float">
            <text:p>3810.3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0];[.$B$3]))" office:value-type="float" office:value="113.2" calcext:value-type="float">
            <text:p>113.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1];[.$B$3]))" office:value-type="float" office:value="4800196608" calcext:value-type="float">
            <text:p>480019660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2];[.$B$3]))" office:value-type="float" office:value="900" calcext:value-type="float">
            <text:p>900</text:p>
          </table:table-cell>
          <table:table-cell table:style-name="ce5"/>
          <table:table-cell table:style-name="ce19" table:formula="of:=IF([.I$45]=0;&quot;&quot;;COM.FINANCIALS.GETINFO.PYTHON.FINANCIALSIMPL.GETREALTIME([.I$45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2];[.$B$3]))" office:value-type="float" office:value="200000" calcext:value-type="float">
            <text:p>2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3];[.$B$3]))" office:value-type="float" office:value="1300" calcext:value-type="float">
            <text:p>1300</text:p>
          </table:table-cell>
          <table:table-cell table:style-name="ce5"/>
          <table:table-cell table:style-name="ce19" table:formula="of:=IF([.I$45]=0;&quot;&quot;;COM.FINANCIALS.GETINFO.PYTHON.FINANCIALSIMPL.GETREALTIME([.I$45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3];[.$B$3]))" office:value-type="float" office:value="200" calcext:value-type="float">
            <text:p>2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4];[.$B$3]))" office:value-type="float" office:value="4111304" calcext:value-type="float">
            <text:p>4111304</text:p>
          </table:table-cell>
          <table:table-cell table:style-name="ce5"/>
          <table:table-cell table:style-name="ce19" table:formula="of:=IF([.I$45]=0;&quot;&quot;;COM.FINANCIALS.GETINFO.PYTHON.FINANCIALSIMPL.GETREALTIME([.I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float" office:value="2060555000" calcext:value-type="float">
            <text:p>20605550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4];[.$B$3]))" office:value-type="float" office:value="50756" calcext:value-type="float">
            <text:p>5075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5];[.$B$3]))" office:value-type="float" office:value="95095292" calcext:value-type="float">
            <text:p>95095292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float" office:value="4126166984" calcext:value-type="float">
            <text:p>412616698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5];[.$B$3]))" office:value-type="float" office:value="30938" calcext:value-type="float">
            <text:p>3093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6];[.$B$3]))" office:value-type="float" office:value="0.651988" calcext:value-type="float">
            <text:p>0.65198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7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7];[.$B$3]))" office:value-type="float" office:value="4.372" calcext:value-type="float">
            <text:p>4.37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8];[.$B$3]))" office:value-type="float" office:value="4277.2183" calcext:value-type="float">
            <text:p>4277.2183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G$45]=0;&quot;&quot;;COM.FINANCIALS.GETINFO.PYTHON.FINANCIALSIMPL.GETREALTIME([.G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I$45]=0;&quot;&quot;;COM.FINANCIALS.GETINFO.PYTHON.FINANCIALSIMPL.GETREALTIME([.I$45];[.$C69];[.$B$3]))" office:value-type="float" office:value="0" calcext:value-type="float">
            <text:p>0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float" office:value="0" calcext:value-type="float">
            <text:p>0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69];[.$B$3]))" office:value-type="float" office:value="3.14" calcext:value-type="float">
            <text:p>3.14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G$45]=0;&quot;&quot;;COM.FINANCIALS.GETINFO.PYTHON.FINANCIALSIMPL.GETREALTIME([.G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I$45]=0;&quot;&quot;;COM.FINANCIALS.GETINFO.PYTHON.FINANCIALSIMPL.GETREALTIME([.I$45];[.$C70];[.$B$3]))" office:value-type="float" office:value="0" calcext:value-type="float">
            <text:p>0.0000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float" office:value="0" calcext:value-type="float">
            <text:p>0.0000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5]=0;&quot;&quot;;COM.FINANCIALS.GETINFO.PYTHON.FINANCIALSIMPL.GETREALTIME([.O$45];[.$C70];[.$B$3]))" office:value-type="float" office:value="0.0161" calcext:value-type="float">
            <text:p>0.0161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2022-05-23" calcext:value-type="string">
            <text:p>2022-05-23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G$45]=0;&quot;&quot;;COM.FINANCIALS.GETINFO.PYTHON.FINANCIALSIMPL.GETREALTIME([.G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I$45]=0;&quot;&quot;;COM.FINANCIALS.GETINFO.PYTHON.FINANCIALSIMPL.GETREALTIME([.I$45];[.$C72];[.$B$3]))" office:value-type="float" office:value="0" calcext:value-type="float">
            <text:p>0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72];[.$B$3]))" office:value-type="float" office:value="0.22709998" calcext:value-type="float">
            <text:p>0.22709998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Consumer Cyclical" calcext:value-type="string">
            <text:p>Consumer Cyclical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Apparel Manufacturing" calcext:value-type="string">
            <text:p>Apparel Manufacturing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5]=0;&quot;&quot;;COM.FINANCIALS.GETINFO.PYTHON.FINANCIALSIMPL.GETREALTIME([.G$45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I$45]=0;&quot;&quot;;COM.FINANCIALS.GETINFO.PYTHON.FINANCIALSIMPL.GETREALTIME([.I$45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^GSPC" calcext:value-type="string">
            <text:p>^GSPC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DELT.TA" calcext:value-type="string">
            <text:p>DELT.T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5]=0;&quot;&quot;;COM.FINANCIALS.GETINFO.PYTHON.FINANCIALSIMPL.GETREALTIME([.G$45];[.$C77];[.$B$3]))" office:value-type="string" office:string-value="NGM" calcext:value-type="string">
            <text:p>NGM</text:p>
          </table:table-cell>
          <table:table-cell table:style-name="ce5"/>
          <table:table-cell table:style-name="ce19" table:formula="of:=IF([.I$45]=0;&quot;&quot;;COM.FINANCIALS.GETINFO.PYTHON.FINANCIALSIMPL.GETREALTIME([.I$45];[.$C77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SNP" calcext:value-type="string">
            <text:p>SNP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TLV" calcext:value-type="string">
            <text:p>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5]=0;&quot;&quot;;COM.FINANCIALS.GETINFO.PYTHON.FINANCIALSIMPL.GETREALTIME([.G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45]=0;&quot;&quot;;COM.FINANCIALS.GETINFO.PYTHON.FINANCIALSIMPL.GETREALTIME([.I$45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5]=0;&quot;&quot;;COM.FINANCIALS.GETINFO.PYTHON.FINANCIALSIMPL.GETREALTIME([.G$45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I$45]=0;&quot;&quot;;COM.FINANCIALS.GETINFO.PYTHON.FINANCIALSIMPL.GETREALTIME([.I$45];[.$C79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Delta Galil Industries Ltd." calcext:value-type="string">
            <text:p>Delta Galil Industries Ltd.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5]=0;&quot;&quot;;COM.FINANCIALS.GETINFO.PYTHON.FINANCIALSIMPL.GETREALTIME([.G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I$45]=0;&quot;&quot;;COM.FINANCIALS.GETINFO.PYTHON.FINANCIALSIMPL.GETREALTIME([.I$45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5"/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string" office:string-value="IBM210618C00090000" calcext:value-type="string">
            <text:p>IBM210618C0009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" calcext:value-type="error">
            <text:p>#N/A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8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3]=0;&quot;&quot;;COM.FINANCIALS.GETINFO.PYTHON.FINANCIALSIMPL.GETREALTIME([.E$83];[.$B110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1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69"/>
        <table:table-column table:style-name="co7" table:default-cell-style-name="ce69"/>
        <table:table-column table:style-name="co6" table:default-cell-style-name="ce69"/>
        <table:table-column table:style-name="co8" table:default-cell-style-name="ce69"/>
        <table:table-column table:style-name="co3" table:number-columns-repeated="60" table:default-cell-style-name="ce69"/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Source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1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Identifier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GOOGLE</text:p>
          </table:table-cell>
          <table:table-cell table:style-name="ce71" office:value-type="string" calcext:value-type="string">
            <text:p>YAHOO</text:p>
          </table:table-cell>
          <table:table-cell table:style-name="ce71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EURGBP</text:p>
          </table:table-cell>
          <table:table-cell table:style-name="ce72"/>
          <table:table-cell table:style-name="ce72" office:value-type="string" calcext:value-type="string">
            <text:p>EURGBP=X</text:p>
          </table:table-cell>
          <table:table-cell table:style-name="ce72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SAP</text:p>
          </table:table-cell>
          <table:table-cell table:style-name="ce72" office:value-type="string" calcext:value-type="string">
            <text:p>ETR:SAP</text:p>
          </table:table-cell>
          <table:table-cell table:style-name="ce72" office:value-type="string" calcext:value-type="string">
            <text:p>SAP.DE</text:p>
          </table:table-cell>
          <table:table-cell table:style-name="ce72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C060</text:p>
          </table:table-cell>
          <table:table-cell table:style-name="ce72" office:value-type="string" calcext:value-type="string">
            <text:p>FRA:C060</text:p>
          </table:table-cell>
          <table:table-cell table:style-name="ce72" office:value-type="string" calcext:value-type="string">
            <text:p>C060.DE</text:p>
          </table:table-cell>
          <table:table-cell table:style-name="ce72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ERX</text:p>
          </table:table-cell>
          <table:table-cell table:style-name="ce72" office:value-type="string" calcext:value-type="string">
            <text:p>LON:VERX</text:p>
          </table:table-cell>
          <table:table-cell table:style-name="ce72" office:value-type="string" calcext:value-type="string">
            <text:p>VERX.L</text:p>
          </table:table-cell>
          <table:table-cell table:style-name="ce72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OD</text:p>
          </table:table-cell>
          <table:table-cell table:style-name="ce72" office:value-type="string" calcext:value-type="string">
            <text:p>LON:VOD</text:p>
          </table:table-cell>
          <table:table-cell table:style-name="ce72" office:value-type="string" calcext:value-type="string">
            <text:p>VOD.L</text:p>
          </table:table-cell>
          <table:table-cell table:style-name="ce72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FIAX</text:p>
          </table:table-cell>
          <table:table-cell table:style-name="ce72" office:value-type="string" calcext:value-type="string">
            <text:p>MUTF:VFIAX</text:p>
          </table:table-cell>
          <table:table-cell table:number-columns-repeated="2" table:style-name="ce7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NASDAQ:INTC</text:p>
          </table:table-cell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NYSE:IBM</text:p>
          </table:table-cell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72" office:value-type="float" office:value="6503" calcext:value-type="float">
            <text:p>6503</text:p>
          </table:table-cell>
          <table:table-cell table:style-name="ce72" office:value-type="string" calcext:value-type="string">
            <text:p>TYO:6503</text:p>
          </table:table-cell>
          <table:table-cell table:style-name="ce72" office:value-type="string" calcext:value-type="string">
            <text:p>6503.T</text:p>
          </table:table-cell>
          <table:table-cell table:style-name="ce72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DELT</text:p>
          </table:table-cell>
          <table:table-cell table:style-name="ce72" office:value-type="string" calcext:value-type="string">
            <text:p>TLV:DELT</text:p>
          </table:table-cell>
          <table:table-cell table:style-name="ce72" office:value-type="string" calcext:value-type="string">
            <text:p>DELT.TA</text:p>
          </table:table-cell>
          <table:table-cell table:style-name="ce72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210618C00090000</text:p>
          </table:table-cell>
          <table:table-cell table:style-name="ce72"/>
          <table:table-cell table:style-name="ce72" office:value-type="string" calcext:value-type="string">
            <text:p>IBM210618C00090000</text:p>
          </table:table-cell>
          <table:table-cell table:style-name="ce72"/>
          <table:table-cell table:number-columns-repeated="60"/>
        </table:table-row>
        <table:table-row table:style-name="ro1">
          <table:table-cell table:style-name="ce72" office:value-type="string" calcext:value-type="string">
            <text:p>ZVZZT</text:p>
          </table:table-cell>
          <table:table-cell table:style-name="ce72"/>
          <table:table-cell table:style-name="ce72" office:value-type="string" calcext:value-type="string">
            <text:p>ZVZZT</text:p>
          </table:table-cell>
          <table:table-cell table:style-name="ce72"/>
          <table:table-cell table:number-columns-repeated="60"/>
        </table:table-row>
        <table:table-row table:style-name="ro1" table:number-rows-repeated="2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DAX</text:p>
          </table:table-cell>
          <table:table-cell table:style-name="ce72" office:value-type="string" calcext:value-type="string">
            <text:p>INDEXDB:DAX</text:p>
          </table:table-cell>
          <table:table-cell table:style-name="ce72" office:value-type="string" calcext:value-type="string">
            <text:p>^GDAXI</text:p>
          </table:table-cell>
          <table:table-cell table:style-name="ce72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X</text:p>
          </table:table-cell>
          <table:table-cell table:style-name="ce72" office:value-type="string" calcext:value-type="string">
            <text:p>INDEXSP:.INX</text:p>
          </table:table-cell>
          <table:table-cell table:style-name="ce72" office:value-type="string" calcext:value-type="string">
            <text:p>^GSPC</text:p>
          </table:table-cell>
          <table:table-cell table:style-name="ce72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72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97"/>
        <table:table-column table:style-name="co9" table:default-cell-style-name="ce97"/>
        <table:table-column table:style-name="co3" table:default-cell-style-name="ce103"/>
        <table:table-column table:style-name="co5" table:default-cell-style-name="ce97"/>
        <table:table-column table:style-name="co11" table:default-cell-style-name="ce114"/>
        <table:table-column table:style-name="co5" table:default-cell-style-name="ce97"/>
        <table:table-column table:style-name="co11" table:default-cell-style-name="ce114"/>
        <table:table-column table:style-name="co5" table:default-cell-style-name="ce97"/>
        <table:table-column table:style-name="co11" table:default-cell-style-name="ce114"/>
        <table:table-column table:style-name="co5" table:default-cell-style-name="ce97"/>
        <table:table-column table:style-name="co11" table:default-cell-style-name="ce114"/>
        <table:table-column table:style-name="co5" table:default-cell-style-name="ce97"/>
        <table:table-column table:style-name="co11" table:default-cell-style-name="ce114"/>
        <table:table-column table:style-name="co3" table:number-columns-repeated="51" table:default-cell-style-name="ce97"/>
        <table:table-row table:style-name="ro1">
          <table:table-cell table:number-columns-repeated="4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1" office:value-type="string" calcext:value-type="string">
            <text:p>IBM</text:p>
          </table:table-cell>
          <table:table-cell table:style-name="ce100"/>
          <table:table-cell table:style-name="ce111" office:value-type="string" calcext:value-type="string">
            <text:p>INTC</text:p>
          </table:table-cell>
          <table:table-cell table:style-name="ce100"/>
          <table:table-cell table:style-name="ce111" office:value-type="string" calcext:value-type="string">
            <text:p>VOD.L</text:p>
          </table:table-cell>
          <table:table-cell table:style-name="ce100"/>
          <table:table-cell table:style-name="ce111" office:value-type="string" calcext:value-type="string">
            <text:p>SAP.DE</text:p>
          </table:table-cell>
          <table:table-cell table:style-name="ce100"/>
          <table:table-cell table:style-name="ce11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Field</text:p>
          </table:table-cell>
          <table:table-cell table:style-name="ce10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0" table:formula="of:=COM.FINANCIALS.GETINFO.PYTHON.FINANCIALSIMPL.GETHISTORIC([.E$2];[.$C7];[.E$4];[.E$3])" office:value-type="float" office:value="147.39006" calcext:value-type="float">
            <text:p>147.39006</text:p>
          </table:table-cell>
          <table:table-cell/>
          <table:table-cell table:style-name="ce110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110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0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0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0" table:formula="of:=COM.FINANCIALS.GETINFO.PYTHON.FINANCIALSIMPL.GETHISTORIC([.E$2];[.$C8];[.E$4];[.E$3])" office:value-type="float" office:value="146.673035" calcext:value-type="float">
            <text:p>146.673035</text:p>
          </table:table-cell>
          <table:table-cell/>
          <table:table-cell table:style-name="ce110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110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0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0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0" table:formula="of:=COM.FINANCIALS.GETINFO.PYTHON.FINANCIALSIMPL.GETHISTORIC([.E$2];[.$C9];[.E$4];[.E$3])" office:value-type="float" office:value="147.915863" calcext:value-type="float">
            <text:p>147.915863</text:p>
          </table:table-cell>
          <table:table-cell/>
          <table:table-cell table:style-name="ce110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110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0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0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0" table:formula="of:=COM.FINANCIALS.GETINFO.PYTHON.FINANCIALSIMPL.GETHISTORIC([.E$2];[.$C10];[.E$4];[.E$3])" office:value-type="float" office:value="3480147" calcext:value-type="float">
            <text:p>3480147</text:p>
          </table:table-cell>
          <table:table-cell/>
          <table:table-cell table:style-name="ce110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11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0" table:formula="of:=COM.FINANCIALS.GETINFO.PYTHON.FINANCIALSIMPL.GETHISTORIC([.E$2];[.$C11];[.E$4];[.E$3])" office:value-type="float" office:value="146.673035" calcext:value-type="float">
            <text:p>146.673035</text:p>
          </table:table-cell>
          <table:table-cell/>
          <table:table-cell table:style-name="ce110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11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0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0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0" table:formula="of:=COM.FINANCIALS.GETINFO.PYTHON.FINANCIALSIMPL.GETHISTORIC([.E$2];[.$C12];[.E$4];[.E$3])" office:value-type="float" office:value="118.712051" calcext:value-type="float">
            <text:p>118.712051</text:p>
          </table:table-cell>
          <table:table-cell/>
          <table:table-cell table:style-name="ce110" table:formula="of:=COM.FINANCIALS.GETINFO.PYTHON.FINANCIALSIMPL.GETHISTORIC([.G$2];[.$C12];[.G$4];[.G$3])" office:value-type="float" office:value="42.345669" calcext:value-type="float">
            <text:p>42.345669</text:p>
          </table:table-cell>
          <table:table-cell/>
          <table:table-cell table:style-name="ce110" table:formula="of:=COM.FINANCIALS.GETINFO.PYTHON.FINANCIALSIMPL.GETHISTORIC([.I$2];[.$C12];[.I$4];[.I$3])" office:value-type="float" office:value="183.712311" calcext:value-type="float">
            <text:p>183.712311</text:p>
          </table:table-cell>
          <table:table-cell/>
          <table:table-cell table:style-name="ce110" table:formula="of:=COM.FINANCIALS.GETINFO.PYTHON.FINANCIALSIMPL.GETHISTORIC([.K$2];[.$C12];[.K$4];[.K$3])" office:value-type="float" office:value="86.798729" calcext:value-type="float">
            <text:p>86.798729</text:p>
          </table:table-cell>
          <table:table-cell/>
          <table:table-cell table:style-name="ce110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2" table:formula="of:=  TEXT([.C14];&quot;ddd&quot;)" office:value-type="string" office:string-value="Mon" calcext:value-type="string">
            <text:p>Mon</text:p>
          </table:table-cell>
          <table:table-cell table:style-name="ce109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29.971313" calcext:value-type="float">
            <text:p>129.971313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5];&quot;ddd&quot;)" office:value-type="string" office:string-value="Mon" calcext:value-type="string">
            <text:p>Mon</text:p>
          </table:table-cell>
          <table:table-cell table:style-name="ce109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19.340347" calcext:value-type="float">
            <text:p>119.340347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6];&quot;ddd&quot;)" office:value-type="string" office:string-value="Tue" calcext:value-type="string">
            <text:p>Tue</text:p>
          </table:table-cell>
          <table:table-cell table:style-name="ce109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28.4608" calcext:value-type="float">
            <text:p>128.4608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7];&quot;ddd&quot;)" office:value-type="string" office:string-value="Fri" calcext:value-type="string">
            <text:p>Fri</text:p>
          </table:table-cell>
          <table:table-cell table:style-name="ce109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45.812622" calcext:value-type="float">
            <text:p>145.812622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8];&quot;ddd&quot;)" office:value-type="string" office:string-value="Tue" calcext:value-type="string">
            <text:p>Tue</text:p>
          </table:table-cell>
          <table:table-cell table:style-name="ce109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37.79158" calcext:value-type="float">
            <text:p>137.79158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9];&quot;ddd&quot;)" office:value-type="string" office:string-value="Wed" calcext:value-type="string">
            <text:p>Wed</text:p>
          </table:table-cell>
          <table:table-cell table:style-name="ce109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45.803055" calcext:value-type="float">
            <text:p>145.80305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0];&quot;ddd&quot;)" office:value-type="string" office:string-value="Fri" calcext:value-type="string">
            <text:p>Fri</text:p>
          </table:table-cell>
          <table:table-cell table:style-name="ce109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45.650101" calcext:value-type="float">
            <text:p>145.650101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1];&quot;ddd&quot;)" office:value-type="string" office:string-value="Mon" calcext:value-type="string">
            <text:p>Mon</text:p>
          </table:table-cell>
          <table:table-cell table:style-name="ce109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54.349899" calcext:value-type="float">
            <text:p>154.349899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2];&quot;ddd&quot;)" office:value-type="string" office:string-value="Thu" calcext:value-type="string">
            <text:p>Thu</text:p>
          </table:table-cell>
          <table:table-cell table:style-name="ce109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2.523895" calcext:value-type="float">
            <text:p>152.523895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3];&quot;ddd&quot;)" office:value-type="string" office:string-value="Tue" calcext:value-type="string">
            <text:p>Tue</text:p>
          </table:table-cell>
          <table:table-cell table:style-name="ce109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49.579346" calcext:value-type="float">
            <text:p>149.579346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4];&quot;ddd&quot;)" office:value-type="string" office:string-value="Tue" calcext:value-type="string">
            <text:p>Tue</text:p>
          </table:table-cell>
          <table:table-cell table:style-name="ce109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46.07074" calcext:value-type="float">
            <text:p>146.07074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5];&quot;ddd&quot;)" office:value-type="string" office:string-value="Thu" calcext:value-type="string">
            <text:p>Thu</text:p>
          </table:table-cell>
          <table:table-cell table:style-name="ce109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2.79158" calcext:value-type="float">
            <text:p>152.79158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6];&quot;ddd&quot;)" office:value-type="string" office:string-value="Tue" calcext:value-type="string">
            <text:p>Tue</text:p>
          </table:table-cell>
          <table:table-cell table:style-name="ce109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59.837479" calcext:value-type="float">
            <text:p>159.837479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7];&quot;ddd&quot;)" office:value-type="string" office:string-value="Wed" calcext:value-type="string">
            <text:p>Wed</text:p>
          </table:table-cell>
          <table:table-cell table:style-name="ce109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66.625244" calcext:value-type="float">
            <text:p>166.625244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8];&quot;ddd&quot;)" office:value-type="string" office:string-value="Wed" calcext:value-type="string">
            <text:p>Wed</text:p>
          </table:table-cell>
          <table:table-cell table:style-name="ce109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73.94838" calcext:value-type="float">
            <text:p>173.94838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9];&quot;ddd&quot;)" office:value-type="string" office:string-value="Mon" calcext:value-type="string">
            <text:p>Mon</text:p>
          </table:table-cell>
          <table:table-cell table:style-name="ce109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66.826004" calcext:value-type="float">
            <text:p>166.826004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0];&quot;ddd&quot;)" office:value-type="string" office:string-value="Tue" calcext:value-type="string">
            <text:p>Tue</text:p>
          </table:table-cell>
          <table:table-cell table:style-name="ce109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2.103256" calcext:value-type="float">
            <text:p>152.10325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1];&quot;ddd&quot;)" office:value-type="string" office:string-value="Thu" calcext:value-type="string">
            <text:p>Thu</text:p>
          </table:table-cell>
          <table:table-cell table:style-name="ce109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45.956024" calcext:value-type="float">
            <text:p>145.956024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2];&quot;ddd&quot;)" office:value-type="string" office:string-value="Mon" calcext:value-type="string">
            <text:p>Mon</text:p>
          </table:table-cell>
          <table:table-cell table:style-name="ce109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48.738052" calcext:value-type="float">
            <text:p>148.73805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3];&quot;ddd&quot;)" office:value-type="string" office:string-value="Tue" calcext:value-type="string">
            <text:p>Tue</text:p>
          </table:table-cell>
          <table:table-cell table:style-name="ce109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38.910141" calcext:value-type="float">
            <text:p>138.910141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4];&quot;ddd&quot;)" office:value-type="string" office:string-value="Fri" calcext:value-type="string">
            <text:p>Fri</text:p>
          </table:table-cell>
          <table:table-cell table:style-name="ce109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37.74379" calcext:value-type="float">
            <text:p>137.74379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5];&quot;ddd&quot;)" office:value-type="string" office:string-value="Mon" calcext:value-type="string">
            <text:p>Mon</text:p>
          </table:table-cell>
          <table:table-cell table:style-name="ce109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0.210327" calcext:value-type="float">
            <text:p>140.210327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6];&quot;ddd&quot;)" office:value-type="string" office:string-value="Wed" calcext:value-type="string">
            <text:p>Wed</text:p>
          </table:table-cell>
          <table:table-cell table:style-name="ce109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47.25621" calcext:value-type="float">
            <text:p>147.25621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7];&quot;ddd&quot;)" office:value-type="string" office:string-value="Fri" calcext:value-type="string">
            <text:p>Fri</text:p>
          </table:table-cell>
          <table:table-cell table:style-name="ce109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47.954117" calcext:value-type="float">
            <text:p>147.954117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74e99a0580{, supportedInterfaces={com.sun.star.uno.XComponentContext,com.sun.star.container.XNameContainer,com.sun.star.lang.XTypeProvider,com.sun.star.uno.XWeak,com.sun.star.lang.XComponent}}&#10;id(self)=140422718592192&#10;version=3.0.7&#10;file=/home/christian/.config/libreoffice/4/user/uno_packages/cache/uno_packages/lu4547skb7yt.tmp_/Financials-Extension.oxt/financials.py&#10;cwd=/home/christian&#10;home=/home/christian&#10;uname=Linux i9570 5.13.0-41-generic #46~20.04.1-Ubuntu SMP Wed Apr 20 13:16:21 UTC 2022 x86_64 x86_64&#10;pid=574437&#10;sys.executable=/usr/bin/python3&#10;sys.version=3.8.10 (default, Mar 15 2022, 12:22:08)  [GCC 9.4.0]&#10;sys.path=['/home/christian/.config/libreoffice/4/user/uno_packages/cache/uno_packages/lu4547skb7yt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74e99a0580{, supportedInterfaces={com.sun.star.uno.XComponentContext,com.sun.star.container.XNameContainer,com.sun.star.lang.XTypeProvider,com.sun.star.uno.XWeak,com.sun.star.lang.XComponent}}</text:p>
            <text:p>id(self)=140422718592192</text:p>
            <text:p>version=3.0.7</text:p>
            <text:p>file=/home/christian/.config/libreoffice/4/user/uno_packages/cache/uno_packages/lu4547skb7yt.tmp_/Financials-Extension.oxt/financials.py</text:p>
            <text:p>cwd=/home/christian</text:p>
            <text:p>home=/home/christian</text:p>
            <text:p>uname=Linux i9570 5.13.0-41-generic #46~20.04.1-Ubuntu SMP Wed Apr 20 13:16:21 UTC 2022 x86_64 x86_64</text:p>
            <text:p>pid=574437</text:p>
            <text:p>sys.executable=/usr/bin/python3</text:p>
            <text:p>sys.version=3.8.10 (default, Mar 15 2022, 12:22:08)  [GCC 9.4.0]</text:p>
            <text:p>sys.path=['/home/christian/.config/libreoffice/4/user/uno_packages/cache/uno_packages/lu4547skb7yt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1:16:45.06529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7H8M32S</meta:editing-duration>
    <meta:editing-cycles>45</meta:editing-cycles>
    <meta:generator>LibreOffice/6.4.7.2$Linux_X86_64 LibreOffice_project/40$Build-2</meta:generator>
    <dc:date>2022-06-02T21:18:15.959664446</dc:date>
    <meta:document-statistic meta:table-count="4" meta:cell-count="1006" meta:object-count="0"/>
  </office:meta>
</office:document-meta>
</file>